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 style:list-style-name="L2"/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alibri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Title">Game Save Files Manager</text:p>
      <text:p text:style-name="P2"/>
      <text:p text:style-name="Subtitle">Dokumentacja oprogramowania</text:p>
      <text:p text:style-name="P3"/>
      <text:p text:style-name="P5"/>
      <text:p text:style-name="P6"/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10">1.Cel i założenia projektu<text:tab/>3</text:p>
          <text:p text:style-name="P10">2.Wymagania funkcjonalne<text:tab/>4</text:p>
          <text:p text:style-name="P10">3.Wymagania niefunkcjonalne<text:tab/>5</text:p>
        </text:index-body>
      </text:table-of-content>
      <text:list xml:id="list4694054120534827485" text:style-name="L2">
        <text:list-header>
          <text:p text:style-name="P9"/>
        </text:list-header>
      </text:list>
      <text:p text:style-name="P4"><text:span text:style-name="T1"/></text:p>
      <text:h text:style-name="P7" text:outline-level="1">Cel i założenia projektu</text:h>
      <text:p text:style-name="Text_20_body"/>
      <text:p text:style-name="Text_20_body"><text:tab/>Celem projektu jest zaprogramowanie aplikacji, umożliwiającej tworzenie profilów dla wybranych gier komputerowych, które będą umożliwiały szybką podmianę plików z zapisanymi stanami rozgrywki. Aplikacja jest przeznaczona dla gier z ograniczoną liczbą przechowywanych stanów zapisu, przechowywanych na lokalnym nośniku pamięci.</text:p>
      <text:p text:style-name="Text_20_body"/>
      <text:h text:style-name="P7" text:outline-level="1">Wymagania funkcjonalne</text:h>
      <text:p text:style-name="Text_20_body"/>
      <text:p text:style-name="Text_20_body"><text:tab/>Tekst rozdziału.</text:p>
      <text:p text:style-name="Text_20_body"/>
      <text:h text:style-name="P7" text:outline-level="1">Wymagania niefunkcjonalne</text:h>
      <text:p text:style-name="Text_20_body"/>
      <text:p text:style-name="Text_20_body"><text:tab/>Tekst rozdział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1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in Surma</meta:initial-creator>
    <meta:creation-date>2020-05-12T15:07:45.69</meta:creation-date>
    <dc:date>2020-05-13T11:58:27.70</dc:date>
    <dc:creator>Marcin Surma</dc:creator>
    <meta:editing-duration>PT2H5M51S</meta:editing-duration>
    <meta:editing-cycles>34</meta:editing-cycles>
    <meta:generator>OpenOffice/4.1.5$Win32 OpenOffice.org_project/415m1$Build-9789</meta:generator>
    <meta:document-statistic meta:table-count="0" meta:image-count="0" meta:object-count="0" meta:page-count="5" meta:paragraph-count="12" meta:word-count="72" meta:character-count="582"/>
  </office:meta>
</office:document-meta>
</file>